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table:number-columns-repeated="12"/>
          <table:table-cell table:style-name="ce11" table:formula="of:=SUM([.E5:.AH5])" office:value-type="float" office:value="18440" calcext:value-type="float">
            <text:p>18440</text:p>
          </table:table-cell>
          <table:table-cell table:style-name="ce1" table:number-columns-repeated="2"/>
          <table:table-cell table:style-name="ce1" table:formula="of:=SUM([.AJ5:.AJ6])" office:value-type="float" office:value="25310" calcext:value-type="float">
            <text:p>2531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 table:number-columns-repeated="12"/>
          <table:table-cell table:style-name="ce11" table:formula="of:=SUM([.E6:.AH6])" office:value-type="float" office:value="6870" calcext:value-type="float">
            <text:p>687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15"/>
          <table:table-cell table:style-name="ce12" table:formula="of:=SUM([.E6:.AH6])" office:value-type="float" office:value="6870" calcext:value-type="float">
            <text:p>68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15"/>
          <table:table-cell table:style-name="ce12" table:formula="of:=SUM([.E7:.AH7])" office:value-type="float" office:value="2410" calcext:value-type="float">
            <text:p>24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14"/>
          <table:table-cell table:style-name="ce12" table:formula="of:=SUM([.E8:.AH8])" office:value-type="float" office:value="1660" calcext:value-type="float">
            <text:p>16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15"/>
          <table:table-cell table:style-name="ce12" table:formula="of:=SUM([.E9:.AH9])" office:value-type="float" office:value="6450" calcext:value-type="float">
            <text:p>64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14"/>
          <table:table-cell table:style-name="ce12" table:formula="of:=SUM([.E10:.AH10])" office:value-type="float" office:value="4860" calcext:value-type="float">
            <text:p>48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15"/>
          <table:table-cell table:style-name="ce12" table:formula="of:=SUM([.E11:.AH11])" office:value-type="float" office:value="1800" calcext:value-type="float">
            <text:p>18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14"/>
          <table:table-cell table:style-name="ce12" table:formula="of:=SUM([.E12:.AH12])" office:value-type="float" office:value="5400" calcext:value-type="float">
            <text:p>5400</text:p>
          </table:table-cell>
          <table:table-cell table:style-name="ce2" table:number-columns-repeated="2"/>
          <table:table-cell table:style-name="ce2" table:formula="of:=SUM([.AJ7:.AJ21])" office:value-type="float" office:value="57750" calcext:value-type="float">
            <text:p>5775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15"/>
          <table:table-cell table:style-name="ce12" table:formula="of:=SUM([.E13:.AH13])" office:value-type="float" office:value="5150" calcext:value-type="float">
            <text:p>51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15"/>
          <table:table-cell table:style-name="ce12" table:formula="of:=SUM([.E14:.AH14])" office:value-type="float" office:value="2960" calcext:value-type="float">
            <text:p>29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15"/>
          <table:table-cell table:style-name="ce12" table:formula="of:=SUM([.E15:.AH15])" office:value-type="float" office:value="8210" calcext:value-type="float">
            <text:p>82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15"/>
          <table:table-cell table:style-name="ce12" table:formula="of:=SUM([.E16:.AH16])" office:value-type="float" office:value="3290" calcext:value-type="float">
            <text:p>32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15"/>
          <table:table-cell table:style-name="ce12" table:formula="of:=SUM([.E17:.AH17])" office:value-type="float" office:value="2930" calcext:value-type="float">
            <text:p>29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15"/>
          <table:table-cell table:style-name="ce12" table:formula="of:=SUM([.E18:.AH18])" office:value-type="float" office:value="2200" calcext:value-type="float">
            <text:p>2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15"/>
          <table:table-cell table:style-name="ce12" table:formula="of:=SUM([.E19:.AH19])" office:value-type="float" office:value="1170" calcext:value-type="float">
            <text:p>11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15"/>
          <table:table-cell table:style-name="ce12" table:formula="of:=SUM([.E20:.AH20])" office:value-type="float" office:value="2390" calcext:value-type="float">
            <text:p>239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14"/>
          <table:table-cell table:style-name="ce13" table:formula="of:=SUM([.E21:.AH21])" office:value-type="float" office:value="2030" calcext:value-type="float">
            <text:p>20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14"/>
          <table:table-cell table:style-name="ce13" table:formula="of:=SUM([.E22:.AH22])" office:value-type="float" office:value="4540" calcext:value-type="float">
            <text:p>45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14"/>
          <table:table-cell table:style-name="ce13" table:formula="of:=SUM([.E23:.AH23])" office:value-type="float" office:value="1920" calcext:value-type="float">
            <text:p>19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14"/>
          <table:table-cell table:style-name="ce13" table:formula="of:=SUM([.E24:.AH24])" office:value-type="float" office:value="5240" calcext:value-type="float">
            <text:p>5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14"/>
          <table:table-cell table:style-name="ce13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14"/>
          <table:table-cell table:style-name="ce13" table:formula="of:=SUM([.E25:.AH25])" office:value-type="float" office:value="2170" calcext:value-type="float">
            <text:p>21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3" table:formula="of:=SUM([.E27:.AH27])" office:value-type="float" office:value="860" calcext:value-type="float">
            <text:p>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14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14"/>
          <table:table-cell table:style-name="ce13" table:formula="of:=SUM([.E29:.AH29])" office:value-type="float" office:value="1850" calcext:value-type="float">
            <text:p>1850</text:p>
          </table:table-cell>
          <table:table-cell table:style-name="ce3" table:number-columns-repeated="2"/>
          <table:table-cell table:style-name="ce3" table:formula="of:=SUM([.AJ22:.AJ47])" office:value-type="float" office:value="63250" calcext:value-type="float">
            <text:p>632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14"/>
          <table:table-cell table:style-name="ce13" table:formula="of:=SUM([.E30:.AH30])" office:value-type="float" office:value="900" calcext:value-type="float">
            <text:p>9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14"/>
          <table:table-cell table:style-name="ce13" table:formula="of:=SUM([.E31:.AH31])" office:value-type="float" office:value="830" calcext:value-type="float">
            <text:p>8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14"/>
          <table:table-cell table:style-name="ce13" table:formula="of:=SUM([.E32:.AH32])" office:value-type="float" office:value="2480" calcext:value-type="float">
            <text:p>24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14"/>
          <table:table-cell table:style-name="ce13" table:formula="of:=SUM([.E33:.AH33])" office:value-type="float" office:value="1310" calcext:value-type="float">
            <text:p>1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14"/>
          <table:table-cell table:style-name="ce13" table:formula="of:=SUM([.E34:.AH34])" office:value-type="float" office:value="850" calcext:value-type="float">
            <text:p>8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14"/>
          <table:table-cell table:style-name="ce13" table:formula="of:=SUM([.E35:.AH35])" office:value-type="float" office:value="1470" calcext:value-type="float">
            <text:p>1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14"/>
          <table:table-cell table:style-name="ce13" table:formula="of:=SUM([.E36:.AH36])" office:value-type="float" office:value="1150" calcext:value-type="float">
            <text:p>11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14"/>
          <table:table-cell table:style-name="ce13" table:formula="of:=SUM([.E37:.AH37])" office:value-type="float" office:value="590" calcext:value-type="float">
            <text:p>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13" table:formula="of:=SUM([.E38:.AH38])" office:value-type="float" office:value="6580" calcext:value-type="float">
            <text:p>65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14"/>
          <table:table-cell table:style-name="ce13" table:formula="of:=SUM([.E39:.AH39])" office:value-type="float" office:value="2060" calcext:value-type="float">
            <text:p>2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14"/>
          <table:table-cell table:style-name="ce13" table:formula="of:=SUM([.E40:.AH40])" office:value-type="float" office:value="5940" calcext:value-type="float">
            <text:p>59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14"/>
          <table:table-cell table:style-name="ce13" table:formula="of:=SUM([.E41:.AH41])" office:value-type="float" office:value="3740" calcext:value-type="float">
            <text:p>37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14"/>
          <table:table-cell table:style-name="ce13" table:formula="of:=SUM([.E42:.AH42])" office:value-type="float" office:value="2280" calcext:value-type="float">
            <text:p>2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14"/>
          <table:table-cell table:style-name="ce13" table:formula="of:=SUM([.E43:.AH43])" office:value-type="float" office:value="2230" calcext:value-type="float">
            <text:p>22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13"/>
          <table:table-cell table:style-name="ce13" table:formula="of:=SUM([.E44:.AH44])" office:value-type="float" office:value="2020" calcext:value-type="float">
            <text:p>2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14"/>
          <table:table-cell table:style-name="ce13" table:formula="of:=SUM([.E45:.AH45])" office:value-type="float" office:value="9410" calcext:value-type="float">
            <text:p>941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800" calcext:value-type="float">
            <text:p>8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146310" calcext:value-type="float">
            <text:p>14631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5:08:39.492057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21T10:58:26.092506482</dc:date>
    <meta:editing-duration>P2DT3H49M8S</meta:editing-duration>
    <meta:editing-cycles>6</meta:editing-cycles>
    <meta:generator>LibreOffice/6.4.7.2$Linux_X86_64 LibreOffice_project/40$Build-2</meta:generator>
    <meta:document-statistic meta:table-count="1" meta:cell-count="450" meta:object-count="0"/>
    <meta:user-defined meta:name=""/>
  </office:meta>
</office:document-meta>
</file>